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58.28">
            <text:p>58,28</text:p>
          </table:table-cell>
          <table:table-cell table:style-name="ce27" table:formula="oooc:=[.G86]" office:value-type="float" office:value="23.41">
            <text:p>23,41</text:p>
          </table:table-cell>
          <table:table-cell table:style-name="ce33" table:formula="oooc:=[.H86]" office:value-type="float" office:value="34.5">
            <text:p>34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58.28">
            <text:p>58,28</text:p>
          </table:table-cell>
          <table:table-cell table:formula="oooc:=[.G87]" office:value-type="float" office:value="23.41">
            <text:p>23,41</text:p>
          </table:table-cell>
          <table:table-cell table:style-name="ce34" table:formula="oooc:=[.H87]" office:value-type="float" office:value="34.5">
            <text:p>34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3.28">
            <text:p>43,28</text:p>
          </table:table-cell>
          <table:table-cell table:style-name="ce27" table:formula="oooc:=[.G89]" office:value-type="float" office:value="23.41">
            <text:p>23,41</text:p>
          </table:table-cell>
          <table:table-cell table:style-name="ce33" table:formula="oooc:=[.H89]" office:value-type="float" office:value="19.5">
            <text:p>19,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37cm" svg:height="1.767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76cm" svg:height="1.765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65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08cm" svg:height="1.072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1cm" svg:height="1.493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1cm" svg:height="2.295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78cm" svg:height="3.134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77cm" svg:height="0.996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65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65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65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65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65cm" svg:height="1.765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8]-[.G4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66]-[.G6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68]-[.G68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table:formula="oooc:=[.F72]-[.G72]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number-columns-repeated="2" table:style-name="ce13" office:value-type="float" office:value="1">
            <text:p>1</text:p>
          </table:table-cell>
          <table:table-cell table:style-name="ce36" table:formula="oooc:=[.F74]-[.G74]" office:value-type="float" office:value="0">
            <text:p>0</text:p>
          </table:table-cell>
          <table:table-cell table:style-name="ce13"/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75]-[.G75]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/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>
            <draw:control table:end-cell-address="'Plannig WebDelib'.D87" table:end-x="1.878cm" table:end-y="0.146cm" draw:z-index="1" draw:text-style-name="P3" svg:width="6.21cm" svg:height="0.57cm" svg:x="0.764cm" svg:y="0.196cm" draw:control="control1"/>
          </table:table-cell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58.28">
            <text:p>58,28</text:p>
          </table:table-cell>
          <table:table-cell table:style-name="ce30" table:formula="oooc:=SUM([.G10:.G83])" office:value-type="float" office:value="23.41">
            <text:p>23,41</text:p>
          </table:table-cell>
          <table:table-cell table:style-name="ce30" table:formula="oooc:=SUM([.H10:.H83])" office:value-type="float" office:value="34.5">
            <text:p>34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58.28">
            <text:p>58,28</text:p>
          </table:table-cell>
          <table:table-cell table:style-name="ce30" table:formula="oooc:=SUBTOTAL(9;[.G10:.G83])" office:value-type="float" office:value="23.41">
            <text:p>23,41</text:p>
          </table:table-cell>
          <table:table-cell table:style-name="ce30" table:formula="oooc:=SUBTOTAL(9;[.H10:.H83])" office:value-type="float" office:value="34.5">
            <text:p>34,5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3.28">
            <text:p>43,28</text:p>
          </table:table-cell>
          <table:table-cell table:style-name="ce30" table:formula="oooc:=SUMIF([.A10:.A83];&quot;1.*&quot;;[.G10:.G83])" office:value-type="float" office:value="23.41">
            <text:p>23,41</text:p>
          </table:table-cell>
          <table:table-cell table:style-name="ce30" table:formula="oooc:=SUMIF([.A10:.A83];&quot;1.*&quot;;[.H10:.H83])" office:value-type="float" office:value="19.5">
            <text:p>19,5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6">06/05/2008</text:date>, <text:time>16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5-06T16:14:08</dc:date>
    <meta:print-date>2007-12-10T11:01:08</meta:print-date>
    <meta:editing-cycles>264</meta:editing-cycles>
    <meta:editing-duration>P1DT3H1M35S</meta:editing-duration>
    <meta:user-defined meta:name="Info 1"/>
    <meta:user-defined meta:name="Info 2"/>
    <meta:user-defined meta:name="Info 3"/>
    <meta:user-defined meta:name="Info 4"/>
    <meta:document-statistic meta:table-count="1" meta:cell-count="76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